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cc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svg:stroke-width="0.05cm" draw:marker-start="Arrow" draw:marker-start-width="0.2cm" draw:marker-end="Arrow" draw:marker-end-width="0.2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fill="solid" draw:fill-color="#ffcc99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solid" draw:fill-color="#ffffcc" draw:fill-image-width="0cm" draw:fill-image-height="0cm" draw:textarea-horizontal-align="right" draw:textarea-vertical-align="middle" draw:shadow="hidden"/>
    </style:style>
    <style:style style:name="gr6" style:family="graphic" style:parent-style-name="standard">
      <style:graphic-properties draw:fill="solid" draw:fill-color="#9999ff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svg:stroke-width="0.05cm" draw:marker-start="Arrow" draw:marker-start-width="0.18cm" draw:marker-end="Arrow" draw:marker-end-width="0.18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fill="solid" draw:fill-color="#e6e6e6" draw:fill-image-width="0cm" draw:fill-image-height="0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8080" draw:fill-image-width="0cm" draw:fill-image-height="0cm" draw:textarea-horizontal-align="center" draw:textarea-vertical-align="bottom" draw:shadow="hidden"/>
    </style:style>
    <style:style style:name="gr10" style:family="graphic" style:parent-style-name="standard">
      <style:graphic-properties draw:fill="solid" draw:fill-color="#ffffff" draw:fill-image-width="0cm" draw:fill-image-height="0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P2" style:family="paragraph">
      <style:paragraph-properties fo:text-align="center"/>
      <style:text-properties fo:font-family="'Bitstream Vera Sans'" style:font-style-name="Regular" style:font-pitch="variable" fo:font-size="10pt" style:font-size-asian="18pt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1cm" svg:x="6.135cm" svg:y="12.135cm">
          <text:p text:style-name="P1">Crossconnector</text:p>
        </draw:rect>
        <draw:rect draw:style-name="gr2" draw:text-style-name="P1" draw:layer="layout" svg:width="4cm" svg:height="1cm" svg:x="6.135cm" svg:y="14.135cm">
          <text:p text:style-name="P1">netdev</text:p>
          <text:p text:style-name="P1">gateway</text:p>
        </draw:rect>
        <draw:rect draw:style-name="gr2" draw:text-style-name="P1" draw:layer="layout" svg:width="4cm" svg:height="1cm" svg:x="10.635cm" svg:y="14.135cm">
          <text:p text:style-name="P1">ppp</text:p>
          <text:p text:style-name="P1">gateway</text:p>
        </draw:rect>
        <draw:rect draw:style-name="gr2" draw:text-style-name="P1" draw:layer="layout" svg:width="4cm" svg:height="1cm" svg:x="16.135cm" svg:y="14.135cm">
          <text:p text:style-name="P1">streamport</text:p>
        </draw:rect>
        <draw:line draw:style-name="gr3" draw:text-style-name="P2" draw:layer="layout" svg:x1="8.135cm" svg:y1="13.135cm" svg:x2="8.135cm" svg:y2="14.135cm">
          <text:p/>
        </draw:line>
        <draw:line draw:style-name="gr3" draw:text-style-name="P2" draw:layer="layout" svg:x1="12.635cm" svg:y1="13.135cm" svg:x2="12.635cm" svg:y2="14.135cm">
          <text:p/>
        </draw:line>
        <draw:line draw:style-name="gr3" draw:text-style-name="P2" draw:layer="layout" svg:x1="16.635cm" svg:y1="13.135cm" svg:x2="18.135cm" svg:y2="14.135cm">
          <text:p/>
        </draw:line>
        <draw:rect draw:style-name="gr4" draw:text-style-name="P1" draw:layer="layout" svg:width="4cm" svg:height="1cm" svg:x="10.635cm" svg:y="10.135cm">
          <text:p text:style-name="P1">hfc-4s</text:p>
          <text:p text:style-name="P1">driver</text:p>
        </draw:rect>
        <draw:rect draw:style-name="gr4" draw:text-style-name="P1" draw:layer="layout" svg:width="4cm" svg:height="1cm" svg:x="6.135cm" svg:y="10.135cm">
          <text:p text:style-name="P1">hfc-pci</text:p>
          <text:p text:style-name="P1">driver</text:p>
        </draw:rect>
        <draw:rect draw:style-name="gr4" draw:text-style-name="P1" draw:layer="layout" svg:width="4cm" svg:height="1cm" svg:x="15.135cm" svg:y="10.135cm">
          <text:p text:style-name="P1">hfc-e1</text:p>
          <text:p text:style-name="P1">driver</text:p>
        </draw:rect>
        <draw:line draw:style-name="gr3" draw:text-style-name="P2" draw:layer="layout" svg:x1="8.635cm" svg:y1="12.135cm" svg:x2="8.135cm" svg:y2="11.135cm">
          <text:p/>
        </draw:line>
        <draw:line draw:style-name="gr3" draw:text-style-name="P2" draw:layer="layout" svg:x1="12.635cm" svg:y1="12.135cm" svg:x2="12.635cm" svg:y2="11.135cm">
          <text:p/>
        </draw:line>
        <draw:line draw:style-name="gr3" draw:text-style-name="P2" draw:layer="layout" svg:x1="16.135cm" svg:y1="12.135cm" svg:x2="17.135cm" svg:y2="11.135cm">
          <text:p/>
        </draw:line>
        <draw:line draw:style-name="gr3" draw:text-style-name="P2" draw:layer="layout" svg:x1="8.135cm" svg:y1="15.135cm" svg:x2="8.135cm" svg:y2="16.135cm">
          <text:p/>
        </draw:line>
        <draw:line draw:style-name="gr3" draw:text-style-name="P2" draw:layer="layout" svg:x1="12.635cm" svg:y1="15.135cm" svg:x2="12.635cm" svg:y2="18.135cm">
          <text:p/>
        </draw:line>
        <draw:rect draw:style-name="gr2" draw:text-style-name="P1" draw:layer="layout" svg:width="4cm" svg:height="1cm" svg:x="6.135cm" svg:y="16.135cm">
          <text:p text:style-name="P1">lapd</text:p>
        </draw:rect>
        <draw:line draw:style-name="gr3" draw:text-style-name="P2" draw:layer="layout" svg:x1="8.135cm" svg:y1="17.135cm" svg:x2="8.135cm" svg:y2="18.135cm">
          <text:p/>
        </draw:line>
        <draw:line draw:style-name="gr5" draw:text-style-name="P1" draw:layer="layout" svg:x1="0.635cm" svg:y1="19.635cm" svg:x2="20.925cm" svg:y2="19.635cm">
          <text:p text:style-name="P1">Kernel</text:p>
          <text:p text:style-name="P1">Userland</text:p>
        </draw:line>
        <draw:line draw:style-name="gr5" draw:text-style-name="P1" draw:layer="layout" svg:x1="0.668cm" svg:y1="9.341cm" svg:x2="20.958cm" svg:y2="9.341cm">
          <text:p text:style-name="P1">Hardware</text:p>
          <text:p text:style-name="P1">Software</text:p>
        </draw:line>
        <draw:line draw:style-name="gr3" draw:text-style-name="P2" draw:layer="layout" svg:x1="8.135cm" svg:y1="19.135cm" svg:x2="8.135cm" svg:y2="20.135cm">
          <text:p/>
        </draw:line>
        <draw:rect draw:style-name="gr2" draw:text-style-name="P1" draw:layer="layout" svg:width="4cm" svg:height="1cm" svg:x="6.135cm" svg:y="20.135cm">
          <text:p text:style-name="P1">libq931</text:p>
        </draw:rect>
        <draw:line draw:style-name="gr3" draw:text-style-name="P2" draw:layer="layout" svg:x1="8.135cm" svg:y1="21.135cm" svg:x2="8.135cm" svg:y2="22.135cm">
          <text:p/>
        </draw:line>
        <draw:rect draw:style-name="gr2" draw:text-style-name="P1" draw:layer="layout" svg:width="4cm" svg:height="1cm" svg:x="6.135cm" svg:y="22.135cm">
          <text:p text:style-name="P1">chan_visdn</text:p>
        </draw:rect>
        <draw:line draw:style-name="gr3" draw:text-style-name="P2" draw:layer="layout" svg:x1="8.135cm" svg:y1="23.135cm" svg:x2="8.135cm" svg:y2="24.135cm">
          <text:p/>
        </draw:line>
        <draw:rect draw:style-name="gr6" draw:text-style-name="P1" draw:layer="layout" svg:width="5cm" svg:height="2.5cm" svg:x="5.635cm" svg:y="24.135cm">
          <text:p text:style-name="P1">Asterisk</text:p>
        </draw:rect>
        <draw:line draw:style-name="gr3" draw:text-style-name="P2" draw:layer="layout" svg:x1="18.135cm" svg:y1="20.135cm" svg:x2="10.135cm" svg:y2="22.635cm">
          <text:p/>
        </draw:line>
        <draw:line draw:style-name="gr3" draw:text-style-name="P2" draw:layer="layout" svg:x1="18.135cm" svg:y1="15.135cm" svg:x2="18.135cm" svg:y2="20.135cm">
          <text:p/>
        </draw:line>
        <draw:rect draw:style-name="gr2" draw:text-style-name="P1" draw:layer="layout" svg:width="3cm" svg:height="1cm" svg:x="2.135cm" svg:y="12.135cm">
          <text:p text:style-name="P1">timer</text:p>
        </draw:rect>
        <draw:line draw:style-name="gr3" draw:text-style-name="P2" draw:layer="layout" svg:x1="3.635cm" svg:y1="20.135cm" svg:x2="6.135cm" svg:y2="22.635cm">
          <text:p/>
        </draw:line>
        <draw:line draw:style-name="gr7" draw:text-style-name="P2" draw:layer="layout" svg:x1="5.135cm" svg:y1="12.635cm" svg:x2="6.135cm" svg:y2="12.635cm">
          <text:p/>
        </draw:line>
        <draw:line draw:style-name="gr3" draw:text-style-name="P2" draw:layer="layout" svg:x1="3.635cm" svg:y1="13.135cm" svg:x2="3.635cm" svg:y2="20.135cm">
          <text:p/>
        </draw:line>
        <draw:rect draw:style-name="gr8" draw:text-style-name="P1" draw:layer="layout" svg:width="3cm" svg:height="1cm" svg:x="2.135cm" svg:y="10.135cm">
          <text:p text:style-name="P1">system</text:p>
          <text:p text:style-name="P1">timer</text:p>
        </draw:rect>
        <draw:line draw:style-name="gr7" draw:text-style-name="P2" draw:layer="layout" svg:x1="3.635cm" svg:y1="11.135cm" svg:x2="3.635cm" svg:y2="12.135cm">
          <text:p/>
        </draw:line>
        <draw:rect draw:style-name="gr9" draw:text-style-name="P1" draw:layer="layout" svg:width="4cm" svg:height="3.283cm" svg:x="6.135cm" svg:y="5.352cm">
          <text:p text:style-name="P1">HFC-S PCI A</text:p>
        </draw:rect>
        <draw:rect draw:style-name="gr9" draw:text-style-name="P1" draw:layer="layout" svg:width="4cm" svg:height="3.283cm" svg:x="10.635cm" svg:y="5.352cm">
          <text:p text:style-name="P1">HFC-4S</text:p>
        </draw:rect>
        <draw:rect draw:style-name="gr9" draw:text-style-name="P1" draw:layer="layout" svg:width="4cm" svg:height="3.283cm" svg:x="15.135cm" svg:y="5.352cm">
          <text:p text:style-name="P1">HFC-E1</text:p>
        </draw:rect>
        <draw:rect draw:style-name="gr10" draw:text-style-name="P1" draw:layer="layout" svg:width="1cm" svg:height="1cm" svg:x="6.393cm" svg:y="5.727cm">
          <text:p text:style-name="P1">S/T</text:p>
        </draw:rect>
        <draw:rect draw:style-name="gr10" draw:text-style-name="P1" draw:layer="layout" svg:width="1cm" svg:height="1cm" svg:x="8.827cm" svg:y="5.727cm">
          <text:p text:style-name="P1">PCM</text:p>
        </draw:rect>
        <draw:rect draw:style-name="gr10" draw:text-style-name="P1" draw:layer="layout" svg:width="1cm" svg:height="1cm" svg:x="13.424cm" svg:y="5.727cm">
          <text:p text:style-name="P1">PCM</text:p>
        </draw:rect>
        <draw:rect draw:style-name="gr10" draw:text-style-name="P1" draw:layer="layout" svg:width="1cm" svg:height="1cm" svg:x="17.886cm" svg:y="5.727cm">
          <text:p text:style-name="P1">PCM</text:p>
        </draw:rect>
        <draw:rect draw:style-name="gr10" draw:text-style-name="P1" draw:layer="layout" svg:width="1cm" svg:height="1cm" svg:x="15.334cm" svg:y="5.727cm">
          <text:p text:style-name="P1">E1</text:p>
        </draw:rect>
        <draw:line draw:style-name="gr7" draw:text-style-name="P2" draw:layer="layout" svg:x1="9.32cm" svg:y1="4.996cm" svg:x2="9.318cm" svg:y2="5.727cm">
          <text:p/>
        </draw:line>
        <draw:line draw:style-name="gr7" draw:text-style-name="P2" draw:layer="layout" svg:x1="13.896cm" svg:y1="4.996cm" svg:x2="13.894cm" svg:y2="5.727cm">
          <text:p/>
        </draw:line>
        <draw:line draw:style-name="gr7" draw:text-style-name="P2" draw:layer="layout" svg:x1="18.379cm" svg:y1="4.996cm" svg:x2="18.379cm" svg:y2="5.727cm">
          <text:p/>
        </draw:line>
        <draw:line draw:style-name="gr7" draw:text-style-name="P2" draw:layer="layout" svg:x1="6.894cm" svg:y1="2.967cm" svg:x2="6.896cm" svg:y2="5.727cm">
          <text:p/>
        </draw:line>
        <draw:line draw:style-name="gr7" draw:text-style-name="P2" draw:layer="layout" svg:x1="12.635cm" svg:y1="8.635cm" svg:x2="12.635cm" svg:y2="10.135cm">
          <text:p/>
        </draw:line>
        <draw:line draw:style-name="gr7" draw:text-style-name="P2" draw:layer="layout" svg:x1="17.135cm" svg:y1="8.635cm" svg:x2="17.135cm" svg:y2="10.135cm">
          <text:p/>
        </draw:line>
        <draw:line draw:style-name="gr7" draw:text-style-name="P2" draw:layer="layout" svg:x1="11.188cm" svg:y1="2.967cm" svg:x2="11.19cm" svg:y2="5.727cm">
          <text:p/>
        </draw:line>
        <draw:line draw:style-name="gr7" draw:text-style-name="P2" draw:layer="layout" svg:x1="15.804cm" svg:y1="2.955cm" svg:x2="15.806cm" svg:y2="5.715cm">
          <text:p/>
        </draw:line>
        <draw:line draw:style-name="gr7" draw:text-style-name="P2" draw:layer="layout" svg:x1="12.258cm" svg:y1="2.981cm" svg:x2="12.26cm" svg:y2="5.741cm">
          <text:p/>
        </draw:line>
        <draw:line draw:style-name="gr7" draw:text-style-name="P2" draw:layer="layout" svg:x1="8.135cm" svg:y1="8.635cm" svg:x2="8.135cm" svg:y2="10.135cm">
          <text:p/>
        </draw:line>
        <draw:rect draw:style-name="gr10" draw:text-style-name="P1" draw:layer="layout" svg:width="1cm" svg:height="1cm" svg:x="10.853cm" svg:y="6.845cm">
          <text:p text:style-name="P1">S/T</text:p>
        </draw:rect>
        <draw:rect draw:style-name="gr10" draw:text-style-name="P1" draw:layer="layout" svg:width="1cm" svg:height="1cm" svg:x="11.954cm" svg:y="6.845cm">
          <text:p text:style-name="P1">S/T</text:p>
        </draw:rect>
        <draw:line draw:style-name="gr7" draw:text-style-name="P2" draw:layer="layout" svg:x1="11.55cm" svg:y1="2.981cm" svg:x2="11.559cm" svg:y2="6.847cm">
          <text:p/>
        </draw:line>
        <draw:line draw:style-name="gr7" draw:text-style-name="P2" draw:layer="layout" svg:x1="12.584cm" svg:y1="2.995cm" svg:x2="12.593cm" svg:y2="6.845cm">
          <text:p/>
        </draw:line>
        <draw:rect draw:style-name="gr10" draw:text-style-name="P1" draw:layer="layout" svg:width="1cm" svg:height="1cm" svg:x="10.856cm" svg:y="5.727cm">
          <text:p text:style-name="P1">S/T</text:p>
        </draw:rect>
        <draw:rect draw:style-name="gr10" draw:text-style-name="P1" draw:layer="layout" svg:width="1cm" svg:height="1cm" svg:x="11.945cm" svg:y="5.727cm">
          <text:p text:style-name="P1">S/T</text:p>
        </draw:rect>
        <draw:rect draw:style-name="gr1" draw:text-style-name="P1" draw:layer="layout" svg:width="11cm" svg:height="0.5cm" svg:x="8.135cm" svg:y="4.496cm">
          <text:p text:style-name="P1">Hardware PCM bus</text:p>
        </draw:rect>
        <draw:rect draw:style-name="gr8" draw:text-style-name="P1" draw:layer="layout" svg:width="8.5cm" svg:height="1cm" svg:x="6.135cm" svg:y="18.135cm">
          <text:p text:style-name="P1">netdev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2.0-pre$Linux OpenOffice.org_project/680$Build-8825</meta:generator>
    <meta:creation-date>2005-08-29T23:23:18</meta:creation-date>
    <dc:date>2005-08-31T03:42:56</dc:date>
    <dc:language>it-IT</dc:language>
    <meta:editing-cycles>3</meta:editing-cycles>
    <meta:editing-duration>P1DT4H19M38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